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0.004cm" fo:min-width="0.324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>
      <style:graphic-properties draw:stroke="dash" draw:stroke-dash="Double_20_Dash_20__28_Rounded_29_" svg:stroke-color="#000000" svg:stroke-linecap="round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675cm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02cm" fo:min-width="2.675cm"/>
    </style:style>
    <style:style style:name="gr5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9.275cm" fo:min-width="0.135cm"/>
    </style:style>
    <style:style style:name="gr8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147cm" fo:min-width="0.135cm"/>
    </style:style>
    <style:style style:name="gr10" style:family="graphic" style:parent-style-name="objectwithoutfill">
      <style:graphic-properties draw:stroke="dash" draw:stroke-dash="Double_20_Dash_20__28_Rounded_29_" svg:stroke-color="#000000" draw:marker-end="Arrowheads_20_2" draw:marker-end-width="0.3cm" svg:stroke-linecap="roun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3" style:family="graphic" style:parent-style-name="objectwithoutfill">
      <style:graphic-properties draw:stroke="solid" draw:stroke-dash="Double_20_Dash_20__28_Rounded_29_" svg:stroke-color="#000000" draw:marker-end="Arrowheads_20_3" draw:marker-end-width="0.3cm" svg:stroke-linecap="round" draw:fill="none" draw:textarea-vertical-align="middle"/>
    </style:style>
    <style:style style:name="gr14" style:family="graphic" style:parent-style-name="objectwithoutfill">
      <style:graphic-properties draw:stroke="dash" draw:stroke-dash="Double_20_Dash_20__28_Rounded_29_" svg:stroke-color="#000000" draw:marker-end="Arrowheads_20_4" draw:marker-end-width="0.3cm" svg:stroke-linecap="round" draw:fill="none" draw:textarea-vertical-align="middle"/>
    </style:style>
    <style:style style:name="gr15" style:family="graphic" style:parent-style-name="objectwithoutfill">
      <style:graphic-properties draw:stroke="dash" draw:stroke-dash="Double_20_Dash_20__28_Rounded_29_" svg:stroke-color="#000000" draw:marker-end="Arrowheads_20_5" draw:marker-end-width="0.3cm" svg:stroke-linecap="round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542cm"/>
      <style:paragraph-properties style:writing-mode="lr-tb"/>
    </style:style>
    <style:style style:name="P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ctor 1" draw:style-name="gr1" draw:text-style-name="P1" xml:id="id1" draw:id="id1" draw:layer="layout" svg:width="0.635cm" svg:height="1.27cm" svg:x="2.27cm" svg:y="1.317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/>
          <draw:enhanced-geometry svg:viewBox="0 0 675 1000" draw:text-areas="-100 1000 775 1200" draw:mirror-horizontal="false" draw:mirror-vertical="false" draw:type="NonPrimitive" draw:enhanced-path="M 338 260 L 338 605 N M 0 385 L 675 385 N M 338 605 L 0 1000 N M 338 605 L 675 1000 N U 338 130 260 260 0 360 Z N"/>
        </draw:custom-shape>
        <draw:connector draw:style-name="gr2" draw:text-style-name="P2" draw:layer="layout" svg:x1="2.587cm" svg:y1="2.587cm" svg:x2="2.578cm" svg:y2="18.521cm" draw:start-shape="id1" draw:start-glue-point="2" svg:d="M2587 2587v8218h-9v7716" svg:viewBox="0 0 10 15935">
          <text:p/>
        </draw:connector>
        <draw:custom-shape draw:style-name="gr3" draw:text-style-name="P3" xml:id="id2" draw:id="id2" draw:layer="layout" svg:width="3.175cm" svg:height="1.27cm" svg:x="8.93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3.175cm" svg:height="1.27cm" svg:x="15.922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.524cm" svg:y1="2.587cm" svg:x2="10.516cm" svg:y2="18.216cm" draw:start-shape="id2" draw:start-glue-point="2" svg:d="M10524 2587v8065h-8v7564" svg:viewBox="0 0 9 15630">
          <text:p/>
        </draw:connector>
        <draw:connector draw:style-name="gr2" draw:text-style-name="P2" draw:layer="layout" svg:x1="17.509cm" svg:y1="2.587cm" svg:x2="17.504cm" svg:y2="18.623cm" draw:start-shape="id3" draw:start-glue-point="2" svg:d="M17509 2587v8269h-5v7767" svg:viewBox="0 0 6 16037">
          <text:p/>
        </draw:connector>
        <draw:frame draw:style-name="gr5" draw:text-style-name="P6" draw:layer="layout" svg:width="3.175cm" svg:height="1.427cm" svg:x="8.937cm" svg:y="1.317cm">
          <draw:text-box>
            <text:p text:style-name="P5"><text:span text:style-name="T1">User </text:span><text:span text:style-name="T1">interface</text:span></text:p>
          </draw:text-box>
        </draw:frame>
        <draw:frame draw:style-name="gr6" draw:text-style-name="P6" draw:layer="layout" svg:width="3.175cm" svg:height="1.27cm" svg:x="15.922cm" svg:y="1.317cm">
          <draw:text-box>
            <text:p text:style-name="P5"><text:span text:style-name="T1">database</text:span></text:p>
          </draw:text-box>
        </draw:frame>
        <draw:custom-shape draw:style-name="gr7" draw:text-style-name="P7" draw:layer="layout" svg:width="0.635cm" svg:height="9.525cm" svg:x="2.2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635cm" svg:height="9.525cm" svg:x="10.20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2.905cm" svg:y1="4.175cm" svg:x2="10.207cm" svg:y2="4.175cm">
          <text:p/>
        </draw:line>
        <draw:frame draw:style-name="gr5" draw:text-style-name="P6" draw:layer="layout" svg:width="3.175cm" svg:height="1.427cm" svg:x="5.762cm" svg:y="2.905cm">
          <draw:text-box>
            <text:p text:style-name="P5"><text:span text:style-name="T1">Enter the </text:span><text:span text:style-name="T1">item id</text:span></text:p>
          </draw:text-box>
        </draw:frame>
        <draw:line draw:style-name="gr8" draw:text-style-name="P3" draw:layer="layout" svg:x1="10.842cm" svg:y1="4.175cm" svg:x2="17.192cm" svg:y2="4.175cm">
          <text:p/>
        </draw:line>
        <draw:custom-shape draw:style-name="gr9" draw:text-style-name="P7" draw:layer="layout" svg:width="0.635cm" svg:height="5.397cm" svg:x="17.192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3.175cm" svg:height="1.427cm" svg:x="12.112cm" svg:y="2.748cm">
          <draw:text-box>
            <text:p text:style-name="P5"><text:span text:style-name="T1">Check for </text:span><text:span text:style-name="T1">the item</text:span></text:p>
          </draw:text-box>
        </draw:frame>
        <draw:line draw:style-name="gr10" draw:text-style-name="P3" draw:layer="layout" svg:x1="17.192cm" svg:y1="5.127cm" svg:x2="10.842cm" svg:y2="5.127cm">
          <text:p/>
        </draw:line>
        <draw:frame draw:style-name="gr11" draw:text-style-name="P6" draw:layer="layout" svg:width="4.127cm" svg:height="0.952cm" svg:x="11.795cm" svg:y="4.175cm">
          <draw:text-box>
            <text:p text:style-name="P5"><text:span text:style-name="T1">The item is </text:span><text:span text:style-name="T1">in</text:span></text:p>
          </draw:text-box>
        </draw:frame>
        <draw:line draw:style-name="gr10" draw:text-style-name="P3" draw:layer="layout" svg:x1="10.207cm" svg:y1="5.127cm" svg:x2="2.905cm" svg:y2="5.127cm">
          <text:p/>
        </draw:line>
        <draw:frame draw:style-name="gr5" draw:text-style-name="P6" draw:layer="layout" svg:width="4.127cm" svg:height="1.427cm" svg:x="5.445cm" svg:y="4.175cm">
          <draw:text-box>
            <text:p text:style-name="P5"><text:span text:style-name="T1">The item is </text:span><text:span text:style-name="T1">in</text:span></text:p>
          </draw:text-box>
        </draw:frame>
        <draw:line draw:style-name="gr8" draw:text-style-name="P3" draw:layer="layout" svg:x1="2.905cm" svg:y1="6.397cm" svg:x2="10.207cm" svg:y2="6.397cm">
          <text:p/>
        </draw:line>
        <draw:frame draw:style-name="gr12" draw:text-style-name="P6" draw:layer="layout" svg:width="4.695cm" svg:height="0.839cm" svg:x="4.492cm" svg:y="5.241cm">
          <draw:text-box>
            <text:p text:style-name="P5"><text:span text:style-name="T1">Enter the </text:span><text:span text:style-name="T1">amount</text:span></text:p>
          </draw:text-box>
        </draw:frame>
        <draw:line draw:style-name="gr8" draw:text-style-name="P3" draw:layer="layout" svg:x1="10.842cm" svg:y1="6.397cm" svg:x2="17.192cm" svg:y2="6.397cm">
          <text:p/>
        </draw:line>
        <draw:frame draw:style-name="gr5" draw:text-style-name="P6" draw:layer="layout" svg:width="3.175cm" svg:height="1.427cm" svg:x="12.43cm" svg:y="5.288cm">
          <draw:text-box>
            <text:p text:style-name="P5"><text:span text:style-name="T1">Check for </text:span><text:span text:style-name="T1">the amount</text:span></text:p>
          </draw:text-box>
        </draw:frame>
        <draw:line draw:style-name="gr10" draw:text-style-name="P3" draw:layer="layout" svg:x1="17.192cm" svg:y1="7.667cm" svg:x2="10.842cm" svg:y2="7.667cm">
          <text:p/>
        </draw:line>
        <draw:frame draw:style-name="gr5" draw:text-style-name="P6" draw:layer="layout" svg:width="4.445cm" svg:height="1.427cm" svg:x="12.112cm" svg:y="6.715cm">
          <draw:text-box>
            <text:p text:style-name="P5"><text:span text:style-name="T1">There is </text:span><text:span text:style-name="T1">amount</text:span></text:p>
          </draw:text-box>
        </draw:frame>
        <draw:line draw:style-name="gr10" draw:text-style-name="P3" draw:layer="layout" svg:x1="10.207cm" svg:y1="7.667cm" svg:x2="2.905cm" svg:y2="7.667cm">
          <text:p/>
        </draw:line>
        <draw:frame draw:style-name="gr5" draw:text-style-name="P6" draw:layer="layout" svg:width="4.445cm" svg:height="1.427cm" svg:x="5.445cm" svg:y="6.875cm">
          <draw:text-box>
            <text:p text:style-name="P5"><text:span text:style-name="T1">There is </text:span><text:span text:style-name="T1">amount</text:span></text:p>
          </draw:text-box>
        </draw:frame>
        <draw:custom-shape draw:style-name="gr4" draw:text-style-name="P4" xml:id="id4" draw:id="id4" draw:layer="layout" svg:width="3.175cm" svg:height="1.27cm" svg:x="22.27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23.859cm" svg:y1="2.27cm" svg:x2="23.854cm" svg:y2="18.306cm" draw:start-shape="id4" draw:start-glue-point="2" svg:d="M23859 2270v8269h-5v7767" svg:viewBox="0 0 6 16037">
          <text:p/>
        </draw:connector>
        <draw:frame draw:style-name="gr6" draw:text-style-name="P6" draw:layer="layout" svg:width="3.175cm" svg:height="1.27cm" svg:x="22.272cm" svg:y="1cm">
          <draw:text-box>
            <text:p text:style-name="P5"><text:span text:style-name="T1">bank</text:span></text:p>
          </draw:text-box>
        </draw:frame>
        <draw:custom-shape draw:style-name="gr9" draw:text-style-name="P7" draw:layer="layout" svg:width="0.635cm" svg:height="5.397cm" svg:x="23.542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2.905cm" svg:y1="10.207cm" svg:x2="10.207cm" svg:y2="10.207cm">
          <text:p/>
        </draw:line>
        <draw:frame draw:style-name="gr12" draw:text-style-name="P6" draw:layer="layout" svg:width="6.032cm" svg:height="0.839cm" svg:x="3.54cm" svg:y="9.368cm">
          <draw:text-box>
            <text:p text:style-name="P5"><text:span text:style-name="T1">Enter the card </text:span><text:span text:style-name="T1">number</text:span></text:p>
          </draw:text-box>
        </draw:frame>
        <draw:line draw:style-name="gr13" draw:text-style-name="P3" draw:layer="layout" svg:x1="10.84cm" svg:y1="10.367cm" svg:x2="23.544cm" svg:y2="10.366cm">
          <text:p/>
        </draw:line>
        <draw:frame draw:style-name="gr5" draw:text-style-name="P6" draw:layer="layout" svg:width="8.572cm" svg:height="1.427cm" svg:x="11.478cm" svg:y="9.686cm">
          <draw:text-box>
            <text:p text:style-name="P5"><text:span text:style-name="T1">Check there is </text:span><text:span text:style-name="T1">enough money</text:span></text:p>
          </draw:text-box>
        </draw:frame>
        <draw:line draw:style-name="gr14" draw:text-style-name="P3" draw:layer="layout" svg:x1="23.542cm" svg:y1="11.795cm" svg:x2="10.842cm" svg:y2="11.795cm">
          <text:p/>
        </draw:line>
        <draw:frame draw:style-name="gr5" draw:text-style-name="P6" draw:layer="layout" svg:width="10.16cm" svg:height="1.427cm" svg:x="11.795cm" svg:y="11.16cm">
          <draw:text-box>
            <text:p text:style-name="P5"><text:span text:style-name="T1">He enough </text:span><text:span text:style-name="T1">money and </text:span><text:span text:style-name="T1">operation done</text:span></text:p>
          </draw:text-box>
        </draw:frame>
        <draw:line draw:style-name="gr15" draw:text-style-name="P3" draw:layer="layout" svg:x1="10.207cm" svg:y1="11.795cm" svg:x2="2.905cm" svg:y2="11.795cm">
          <text:p/>
        </draw:line>
        <draw:frame draw:style-name="gr16" draw:text-style-name="P6" draw:layer="layout" svg:width="4.763cm" svg:height="0.839cm" svg:x="4.809cm" svg:y="10.956cm">
          <draw:text-box>
            <text:p text:style-name="P5"><text:span text:style-name="T1"><text:s/></text:span><text:span text:style-name="T1">operation </text:span><text:span text:style-name="T1">don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0T06:25:12.273248243</meta:creation-date>
    <dc:date>2021-12-20T06:51:06.483420116</dc:date>
    <meta:editing-duration>PT5M33S</meta:editing-duration>
    <meta:editing-cycles>1</meta:editing-cycles>
    <meta:document-statistic meta:object-count="39"/>
    <meta:generator>LibreOffice/7.2.4.1$Linux_X86_64 LibreOffice_project/20$Build-1</meta:generator>
  </office:meta>
</office:document-meta>
</file>